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6pt" officeooo:rsid="001263b1" officeooo:paragraph-rsid="001263b1" style:font-size-asian="5.25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s to setup</text:p>
      <text:p text:style-name="P1">1. First I scrap Industry List and Save into database and displaying data from database table name </text:p>
      <text:p text:style-name="P1">tbl_scraping_data</text:p>
      <text:p text:style-name="P1">2. Click on row gent company list relted to industry list and save into database and displaying data from database table <text:s/>name tbl_scrap_company </text:p>
      <text:p text:style-name="P1">3.Now click company list rows get company related info and storing into datbase and displaying data from databse table name tbl_scrap_company_inf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03:46:31.320837338</meta:creation-date>
    <dc:date>2020-06-26T03:52:28.749734636</dc:date>
    <meta:editing-duration>PT5M57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65" meta:character-count="421" meta:non-whitespace-character-count="358"/>
  </office:meta>
</office:document-meta>
</file>